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7917in"/>
        </style:tab-stops>
      </style:paragraph-properties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>
        <style:tab-stops>
          <style:tab-stop style:position="1.7917in"/>
        </style:tab-stops>
      </style:paragraph-properties>
      <style:text-properties fo:font-size="12pt" style:font-size-asian="12pt" style:font-size-complex="12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master-page-name="Standard">
      <style:paragraph-properties style:page-number="auto"/>
      <style:text-properties fo:font-size="16pt" fo:font-weight="bold" style:font-size-asian="16pt" style:font-weight-asian="bold" style:font-size-complex="16pt"/>
    </style:style>
    <style:style style:name="P7" style:family="paragraph" style:parent-style-name="No_20_Spacing">
      <style:paragraph-properties>
        <style:tab-stops>
          <style:tab-stop style:position="3.25in" style:type="center"/>
        </style:tab-stops>
      </style:paragraph-properties>
    </style:style>
    <style:style style:name="P8" style:family="paragraph" style:parent-style-name="No_20_Spacing">
      <style:paragraph-properties>
        <style:tab-stops>
          <style:tab-stop style:position="1.2827in"/>
        </style:tab-stops>
      </style:paragraph-properties>
    </style:style>
    <style:style style:name="P9" style:family="paragraph" style:parent-style-name="No_20_Spacing">
      <style:paragraph-properties>
        <style:tab-stops>
          <style:tab-stop style:position="1.2929in"/>
        </style:tab-stops>
      </style:paragraph-properties>
    </style:style>
    <style:style style:name="P10" style:family="paragraph" style:parent-style-name="No_20_Spacing">
      <style:paragraph-properties>
        <style:tab-stops>
          <style:tab-stop style:position="1.3209in"/>
        </style:tab-stops>
      </style:paragraph-properties>
    </style:style>
    <style:style style:name="P11" style:family="paragraph" style:parent-style-name="No_20_Spacing">
      <style:paragraph-properties>
        <style:tab-stops>
          <style:tab-stop style:position="2.1217in"/>
        </style:tab-stops>
      </style:paragraph-properties>
    </style:style>
    <style:style style:name="P12" style:family="paragraph" style:parent-style-name="No_20_Spacing">
      <style:paragraph-properties>
        <style:tab-stops>
          <style:tab-stop style:position="5.7016in"/>
        </style:tab-stops>
      </style:paragraph-properties>
    </style:style>
    <style:style style:name="P13" style:family="paragraph" style:parent-style-name="No_20_Spacing">
      <style:paragraph-properties>
        <style:tab-stops>
          <style:tab-stop style:position="5.448in"/>
        </style:tab-stops>
      </style:paragraph-properties>
    </style:style>
    <style:style style:name="P14" style:family="paragraph" style:parent-style-name="No_20_Spacing">
      <style:text-properties style:text-underline-style="solid" style:text-underline-width="auto" style:text-underline-color="font-color"/>
    </style:style>
    <style:style style:name="P15" style:family="paragraph" style:parent-style-name="No_20_Spacing">
      <style:text-properties fo:font-size="14pt" style:font-size-asian="14pt" style:font-size-complex="14pt"/>
    </style:style>
    <style:style style:name="P16" style:family="paragraph" style:parent-style-name="No_20_Spacing">
      <style:text-properties fo:font-weight="normal" style:font-weight-asian="normal" style:font-weight-complex="normal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style:text-position="super 58%"/>
    </style:style>
    <style:style style:name="T7" style:family="text">
      <style:text-properties style:text-position="super 58%" fo:font-size="14pt" style:font-size-asian="14pt" style:font-size-complex="14pt"/>
    </style:style>
    <style:style style:name="T8" style:family="text">
      <style:text-properties fo:color="#000000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bold" style:font-weight-asian="bold"/>
    </style:style>
    <style:style style:name="T11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Standard"><text:span text:style-name="T1"><text:s text:c="41"/>CURRICULUM VITAE</text:span></text:p>
      <text:p text:style-name="No_20_Spacing"><text:span text:style-name="T5">OBJECTIVE:</text:span> <text:s text:c="9"/>To establish a career with an Organization where I can attain</text:p>
      <text:p text:style-name="No_20_Spacing"><text:s text:c="33"/>Professional growth; as well as, further enhance my skills and knowledge.</text:p>
      <text:p text:style-name="No_20_Spacing"><text:s text:c="32"/></text:p>
      <text:p text:style-name="No_20_Spacing"><text:s text:c="18"/></text:p>
      <text:p text:style-name="No_20_Spacing">NAME: <text:s text:c="20"/>Stacy Skinner Jones</text:p>
      <text:p text:style-name="No_20_Spacing">ADDRESS: <text:s text:c="15"/>#3 Soledad Road Sum Sum Hill Claxton Bay</text:p>
      <text:p text:style-name="No_20_Spacing">DATE-OF-BIRTH: <text:s text:c="3"/>8<text:span text:style-name="T6">th</text:span> February 1977</text:p>
      <text:p text:style-name="No_20_Spacing">TELEPHONE: (C) <text:s text:c="4"/>479-7093</text:p>
      <text:p text:style-name="No_20_Spacing"><text:s/>Home: <text:s text:c="20"/>352-8968/479-3564 <text:s text:c="7"/></text:p>
      <text:p text:style-name="P7"><text:s/>EMAIL<text:span text:style-name="T8">: <text:s text:c="19"/></text:span><text:a xlink:type="simple" xlink:href="mailto:Sconnell0208@gmail.com" text:style-name="Internet_20_link" text:visited-style-name="Visited_20_Internet_20_Link">Sconnell0208@gmail.com</text:a><text:span text:style-name="T8"> </text:span></text:p>
      <text:p text:style-name="No_20_Spacing"/>
      <text:p text:style-name="No_20_Spacing"><text:s/></text:p>
      <text:p text:style-name="No_20_Spacing">EDUCATION: <text:s text:c="12"/>Carapichaima Senior Comprehensive School</text:p>
      <text:p text:style-name="No_20_Spacing"><text:s text:c="36"/>September 1991-June 1993</text:p>
      <text:p text:style-name="No_20_Spacing"/>
      <text:p text:style-name="No_20_Spacing"><text:s text:c="36"/>Eastern Community College</text:p>
      <text:p text:style-name="No_20_Spacing"><text:s text:c="36"/>October 2008-August 2009</text:p>
      <text:p text:style-name="No_20_Spacing"><text:s text:c="42"/></text:p>
      <text:p text:style-name="No_20_Spacing"><text:s text:c="36"/>CTS Collage 2016</text:p>
      <text:p text:style-name="No_20_Spacing"><text:s text:c="38"/></text:p>
      <text:p text:style-name="No_20_Spacing"><text:s text:c="36"/>Currently attending COSTATT</text:p>
      <text:p text:style-name="No_20_Spacing"><text:s text:c="36"/>AAS Office Administration 2015</text:p>
      <text:p text:style-name="No_20_Spacing"/>
      <text:p text:style-name="No_20_Spacing">QUALIFICATION: <text:s text:c="10"/>CXC SUBJECTS</text:p>
      <text:p text:style-name="No_20_Spacing"/>
      <text:p text:style-name="No_20_Spacing"><text:s text:c="37"/>Office Administration <text:s text:c="11"/>grade 1</text:p>
      <text:p text:style-name="No_20_Spacing"><text:s text:c="37"/>Principles of business <text:s text:c="11"/>grade 2</text:p>
      <text:p text:style-name="No_20_Spacing"><text:s text:c="37"/>Creative Arts <text:s text:c="26"/>grade 2</text:p>
      <text:p text:style-name="No_20_Spacing"><text:s text:c="37"/>English <text:s text:c="37"/>grade 2 <text:s/></text:p>
      <text:p text:style-name="No_20_Spacing"><text:s text:c="37"/>Social – Studies <text:s text:c="22"/>grade 3</text:p>
      <text:p text:style-name="No_20_Spacing"><text:s text:c="38"/>Human and Social Biology <text:s text:c="2"/>grade 3</text:p>
      <text:p text:style-name="No_20_Spacing"><text:s text:c="38"/></text:p>
      <text:p text:style-name="No_20_Spacing">CERTIFICATES: <text:s text:c="10"/>Computer Literacy</text:p>
      <text:p text:style-name="No_20_Spacing"><text:s text:c="37"/>Computer Receptionist</text:p>
      <text:p text:style-name="No_20_Spacing"><text:s text:c="37"/>Office Procedure</text:p>
      <text:p text:style-name="No_20_Spacing"><text:s text:c="37"/>Food and Beverage Service</text:p>
      <text:p text:style-name="No_20_Spacing"><text:s text:c="37"/><text:span text:style-name="T3"><text:s/>Supervisory Management</text:span></text:p>
      <text:p text:style-name="No_20_Spacing"><text:span text:style-name="T3"/></text:p>
      <text:p text:style-name="P16">EXPERIENCE: <text:s text:c="12"/>Unicomer (Trinidad) Limited</text:p>
      <text:p text:style-name="P16"><text:s text:c="37"/>Human Resource Administrative Assistant -2016 </text:p>
      <text:p text:style-name="P16"><text:s text:c="37"/>Credit Clerk -2014-2015</text:p>
      <text:p text:style-name="P16"/>
      <text:p text:style-name="P16"/>
      <text:p text:style-name="P16"><text:soft-page-break/>DUTIES: <text:s text:c="21"/>Medical Claim Forms</text:p>
      <text:p text:style-name="P16"><text:s text:c="36"/>Co-ordinate in house <text:s/>and external events <text:s/></text:p>
      <text:p text:style-name="P16"><text:s text:c="36"/>Job letters /Regret Letters </text:p>
      <text:p text:style-name="P16"><text:s text:c="36"/>Uniform Distribution </text:p>
      <text:p text:style-name="P16"><text:s text:c="36"/>Sort and Distribute mail</text:p>
      <text:p text:style-name="P16"><text:s text:c="36"/>Filing</text:p>
      <text:p text:style-name="P16"><text:s text:c="36"/>Assist with Recruiting in house and in the Field</text:p>
      <text:p text:style-name="P16"><text:s text:c="36"/>Assist with Training </text:p>
      <text:p text:style-name="P16"><text:s text:c="36"/>sort, batch and file Resume <text:s/>&amp; CV <text:s/></text:p>
      <text:p text:style-name="P16"><text:s text:c="36"/>Schedule Interviews/ Reference Check</text:p>
      <text:p text:style-name="P16"><text:s text:c="36"/>Verify Documents <text:s/></text:p>
      <text:p text:style-name="P16"><text:s text:c="37"/>Data Entry <text:s text:c="9"/></text:p>
      <text:p text:style-name="No_20_Spacing"/>
      <text:p text:style-name="No_20_Spacing">EXPERIENCE: <text:s text:c="12"/>Central Equipment Rentals Ltd (Automotive rentals/Landscaping/Waste <text:s text:c="45"/></text:p>
      <text:p text:style-name="P8"><text:tab/>Management)</text:p>
      <text:p text:style-name="No_20_Spacing"><text:span text:style-name="T2"><text:s text:c="37"/>Receptionist &amp; Office Assistant (2014)</text:span></text:p>
      <text:p text:style-name="No_20_Spacing"/>
      <text:p text:style-name="No_20_Spacing">DUTIES: <text:s text:c="22"/>Receive and direct incoming &amp; outgoing calls</text:p>
      <text:p text:style-name="No_20_Spacing"><text:s text:c="37"/>Receive, record and distribute incoming and outgoing mail</text:p>
      <text:p text:style-name="No_20_Spacing"><text:s text:c="37"/>Keep a record of cheque issued</text:p>
      <text:p text:style-name="P9"><text:tab/>Maintain vehicle inspection records</text:p>
      <text:p text:style-name="P9"><text:s text:c="3"/><text:tab/>Maintain vehicle files</text:p>
      <text:p text:style-name="P9"><text:s text:c="38"/>Filing &amp; timely updating of records</text:p>
      <text:p text:style-name="P9"><text:s text:c="38"/>Ensure access to records with permission to authorized personnel</text:p>
      <text:p text:style-name="P9"><text:s text:c="38"/>Photocopy and fax gate pass entry every day</text:p>
      <text:p text:style-name="P9"><text:s text:c="38"/>Prepare reports as required</text:p>
      <text:p text:style-name="P9"><text:s text:c="38"/>Provide general administrative support </text:p>
      <text:p text:style-name="No_20_Spacing"><text:s text:c="38"/>Destroy records in a timely manner</text:p>
      <text:p text:style-name="No_20_Spacing"/>
      <text:p text:style-name="No_20_Spacing"><text:span text:style-name="T2"><text:s text:c="38"/>Colour Lab Technician</text:span> (Specialist) <text:s text:c="33"/></text:p>
      <text:p text:style-name="No_20_Spacing"><text:s text:c="56"/>&amp; <text:s text:c="67"/></text:p>
      <text:p text:style-name="No_20_Spacing"><text:span text:style-name="T2"><text:s text:c="38"/>Receptionist 2009 -2014 <text:s text:c="37"/></text:span></text:p>
      <text:p text:style-name="No_20_Spacing">DUTIES: <text:span text:style-name="T2"><text:s text:c="23"/></text:span>Greet clients coming in and on the phone</text:p>
      <text:p text:style-name="No_20_Spacing"><text:s text:c="38"/>Answering phones/screening calls</text:p>
      <text:p text:style-name="No_20_Spacing"><text:s text:c="38"/>Minor accounting</text:p>
      <text:p text:style-name="No_20_Spacing"><text:s text:c="38"/>Handle six line switch board</text:p>
      <text:p text:style-name="No_20_Spacing"><text:s text:c="38"/>Sort, distribute and send mail</text:p>
      <text:p text:style-name="No_20_Spacing"><text:s text:c="38"/>Schedule appointments</text:p>
      <text:p text:style-name="No_20_Spacing"><text:s text:c="38"/>Internet research</text:p>
      <text:p text:style-name="No_20_Spacing"><text:s text:c="38"/>Request quotations</text:p>
      <text:p text:style-name="No_20_Spacing"><text:s text:c="38"/>Keeping staff updated on company announcement</text:p>
      <text:p text:style-name="No_20_Spacing"><text:s text:c="38"/>Sign and receive all packages </text:p>
      <text:p text:style-name="No_20_Spacing"><text:s text:c="38"/>Assist with company events</text:p>
      <text:p text:style-name="No_20_Spacing"><text:s text:c="38"/>Liaise with security to prevent intruders</text:p>
      <text:p text:style-name="No_20_Spacing"><text:s text:c="38"/>Maintain filing system</text:p>
      <text:p text:style-name="No_20_Spacing"><text:s text:c="38"/>Notifying Managers of client arrival</text:p>
      <text:p text:style-name="No_20_Spacing"><text:s text:c="38"/>Data entry</text:p>
      <text:p text:style-name="No_20_Spacing"><text:s text:c="38"/>Rotating supplies</text:p>
      <text:p text:style-name="No_20_Spacing"><text:soft-page-break/><text:s text:c="38"/>Check delivers against invoices</text:p>
      <text:p text:style-name="No_20_Spacing"><text:s text:c="38"/>Facilitate processing of items for sighing <text:s text:c="100"/></text:p>
      <text:p text:style-name="No_20_Spacing"><text:s text:c="38"/>Assist in getting invoices to the accounting department in a timely manner</text:p>
      <text:p text:style-name="No_20_Spacing"/>
      <text:p text:style-name="P10"><text:span text:style-name="T5"><text:s text:c="33"/>The Hotel Normandy (four star hotel)</text:span></text:p>
      <text:p text:style-name="No_20_Spacing"><text:s text:c="36"/>Food and Beverage Service 2006 – 2007 <text:s text:c="93"/></text:p>
      <text:p text:style-name="No_20_Spacing"><text:s text:c="36"/>Set up halls for parties and function</text:p>
      <text:p text:style-name="No_20_Spacing"><text:s text:c="36"/>Record inventory <text:s text:c="31"/></text:p>
      <text:p text:style-name="P11"><text:s text:c="36"/>Cashing<text:tab/> <text:s text:c="117"/><text:span text:style-name="T2"><text:s text:c="28"/></text:span><text:s text:c="32"/></text:p>
      <text:p text:style-name="No_20_Spacing"><text:s text:c="219"/><text:span text:style-name="T2"><text:s text:c="36"/></text:span><text:s text:c="71"/></text:p>
      <text:p text:style-name="No_20_Spacing"><text:s text:c="102"/></text:p>
      <text:p text:style-name="No_20_Spacing">INTEREST: <text:s text:c="17"/>Interior design, Reading novels (Victorian era)</text:p>
      <text:p text:style-name="No_20_Spacing"><text:s text:c="37"/>Decorating, Sewing <text:s text:c="78"/></text:p>
      <text:p text:style-name="No_20_Spacing"><text:s text:c="6"/></text:p>
      <text:p text:style-name="No_20_Spacing"/>
      <text:p text:style-name="No_20_Spacing">REFERENCE: <text:s text:c="13"/>Mrs. Jennifer Belgrave</text:p>
      <text:p text:style-name="No_20_Spacing"><text:s text:c="36"/>Accountant- Gillette Group of Companies <text:s text:c="2"/>620-9478 (c) <text:s text:c="65"/></text:p>
      <text:p text:style-name="No_20_Spacing"><text:s text:c="36"/>Lp # 58 Ago bean drive, Orange field Rd, Chase village.</text:p>
      <text:p text:style-name="No_20_Spacing"/>
      <text:p text:style-name="No_20_Spacing"><text:s text:c="36"/>Ms. Sophie Alexander </text:p>
      <text:p text:style-name="No_20_Spacing"><text:s text:c="36"/>Credit Department - UNICOMER (Trinidad Ltd) 372-0968 (c)</text:p>
      <text:p text:style-name="No_20_Spacing"><text:s text:c="36"/>64 Cardinal Crescent Edinburg five hundred Chaguanas. <text:s text:c="69"/></text:p>
      <text:p text:style-name="No_20_Spacing"/>
      <text:p text:style-name="No_20_Spacing"><text:s text:c="37"/>Ms Ancilla Samuel</text:p>
      <text:p text:style-name="No_20_Spacing"><text:s text:c="37"/>Food and Beverage Manager</text:p>
      <text:p text:style-name="No_20_Spacing"><text:s text:c="37"/>Hotel Normandi <text:s/>624-1181/4</text:p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P12"/>
      <text:p text:style-name="P12"><text:soft-page-break/>Stacy Skinner Jones <text:tab/></text:p>
      <text:p text:style-name="P13">#3 Soledad Road,</text:p>
      <text:p text:style-name="P13"><text:s/>Sum Sum Hill,</text:p>
      <text:p text:style-name="P13">Claxton Bay</text:p>
      <text:p text:style-name="No_20_Spacing"/>
      <text:p text:style-name="No_20_Spacing">Mobile: 868-479-7093</text:p>
      <text:p text:style-name="No_20_Spacing">Home: <text:s text:c="4"/>479-3564 </text:p>
      <text:p text:style-name="No_20_Spacing">Email: <text:s/><text:a xlink:type="simple" xlink:href="mailto:sconnell0208@gmail.com" text:style-name="Internet_20_link" text:visited-style-name="Visited_20_Internet_20_Link"><text:span text:style-name="T8">sconnell0208@gmail.com</text:span></text:a></text:p>
      <text:p text:style-name="No_20_Spacing"><text:span text:style-name="T8"/></text:p>
      <text:p text:style-name="No_20_Spacing"><text:span text:style-name="T8">July </text:span>25th 2016</text:p>
      <text:p text:style-name="No_20_Spacing"/>
      <text:p text:style-name="No_20_Spacing">The Human Resource Manager,</text:p>
      <text:p text:style-name="No_20_Spacing">Massy Stores</text:p>
      <text:p text:style-name="No_20_Spacing">39A wrightson Road,</text:p>
      <text:p text:style-name="No_20_Spacing"><text:s/>Port-of-Spain.</text:p>
      <text:p text:style-name="No_20_Spacing"/>
      <text:p text:style-name="No_20_Spacing">Dear Sir/Madam,</text:p>
      <text:p text:style-name="No_20_Spacing"/>
      <text:p text:style-name="No_20_Spacing"><text:span text:style-name="T2">RE:</text:span><text:span text:style-name="T10"> Pharmacy <text:s/>Assistant</text:span></text:p>
      <text:p text:style-name="P14"/>
      <text:p text:style-name="No_20_Spacing">I have attached my resume in support of my application for the above- mentioned position, as advertised.</text:p>
      <text:p text:style-name="No_20_Spacing"/>
      <text:p text:style-name="No_20_Spacing">The position of Pharmacy <text:s/>Assistant , would afford me the opportunity to widen my experience in the field, while at the same time provide your organization with a keen, caring and ethical practitioner who would adhere to strict policies and procedures and make valuable contributions to your team through my excellent organization skills, flexibility and professional competence.</text:p>
      <text:p text:style-name="No_20_Spacing"/>
      <text:p text:style-name="No_20_Spacing">I would be happy to attend an interview with you at a mutually convenient time and date where I would be able to provide further details on my capabilities in this area. </text:p>
      <text:p text:style-name="No_20_Spacing"/>
      <text:p text:style-name="No_20_Spacing">Thank You.</text:p>
      <text:p text:style-name="No_20_Spacing"/>
      <text:p text:style-name="No_20_Spacing"/>
      <text:p text:style-name="No_20_Spacing">Yours Respectfully,</text:p>
      <text:p text:style-name="No_20_Spacing">Stacy Skinner Jones</text:p>
      <text:p text:style-name="P1"/>
      <text:p text:style-name="P1"><text:line-break/></text:p>
      <text:p text:style-name="P1"/>
      <text:p text:style-name="No_20_Spacing"><text:span text:style-name="T11"><text:s text:c="191"/></text:span></text:p>
      <text:p text:style-name="P15"/>
      <text:p text:style-name="P15"/>
      <text:p text:style-name="No_20_Spacing"><text:span text:style-name="T11"><text:s text:c="105"/></text:span></text:p>
      <text:p text:style-name="No_20_Spacing"><text:soft-page-break/><text:span text:style-name="T11"><text:s text:c="10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rry jones</meta:initial-creator>
    <dc:creator>kerry jones</dc:creator>
    <meta:editing-cycles>22</meta:editing-cycles>
    <meta:print-date>2014-09-09T16:29:00</meta:print-date>
    <meta:creation-date>2016-07-26T17:30:02.41</meta:creation-date>
    <dc:date>2016-07-26T18:25:42.27</dc:date>
    <meta:editing-duration>PT1H2M37S</meta:editing-duration>
    <meta:generator>OpenOffice/4.1.2$Win32 OpenOffice.org_project/412m3$Build-9782</meta:generator>
    <meta:document-statistic meta:table-count="0" meta:image-count="0" meta:object-count="0" meta:page-count="5" meta:paragraph-count="128" meta:word-count="578" meta:character-count="895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